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8000002928D410809.png" manifest:media-type="image/png"/>
  <manifest:file-entry manifest:full-path="Pictures/2000000200000241000001B1564D57E6.eps" manifest:media-type=""/>
  <manifest:file-entry manifest:full-path="Pictures/1000000000000124000000F9300F6840.gif" manifest:media-type="image/gif"/>
  <manifest:file-entry manifest:full-path="Pictures/2000000200000241000001B19AB55A51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49c"/>
    </style:style>
    <style:style style:name="P2" style:family="paragraph" style:parent-style-name="Standard" style:master-page-name="Standard">
      <style:paragraph-properties style:page-number="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1.085cm" svg:y="14.732cm" svg:width="17cm" svg:height="12.756cm" draw:z-index="2"><draw:image xlink:href="Pictures/2000000200000241000001B19AB55A51.eps" xlink:type="simple" xlink:show="embed" xlink:actuate="onLoad"/></draw:frame><draw:frame draw:style-name="fr1" draw:name="Image2" text:anchor-type="paragraph" svg:x="3.817cm" svg:y="19.288cm" svg:width="7.726cm" svg:height="6.588cm" draw:z-index="1"><draw:image xlink:href="Pictures/1000000000000124000000F9300F6840.gif" xlink:type="simple" xlink:show="embed" xlink:actuate="onLoad"/></draw:frame><draw:frame draw:style-name="fr1" draw:name="Image1" text:anchor-type="paragraph" svg:x="2.415cm" svg:y="-0.794cm" svg:width="12.912cm" svg:height="17.41cm" draw:z-index="0"><draw:image xlink:href="Pictures/10000000000001E8000002928D410809.png" xlink:type="simple" xlink:show="embed" xlink:actuate="onLoad"/></draw:frame></text:p>
      <text:p text:style-name="P2"><draw:frame draw:style-name="fr1" draw:name="Image4" text:anchor-type="paragraph" svg:x="1.588cm" svg:y="-0.84cm" svg:width="10.234cm" svg:height="6.951cm" draw:z-index="3"><draw:image xlink:href="Pictures/2000000200000241000001B1564D57E6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9:22:28.355327184</meta:creation-date>
    <dc:date>2017-03-27T20:07:59.868237736</dc:date>
    <meta:editing-duration>PT14M19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4.2.8.2$Linux_X86_64 LibreOffice_project/420m0$Build-2</meta:generator>
  </office:meta>
</office:document-meta>
</file>